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TRU1_Combined_M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HTRU1</text:p>
          </table:table-cell>
          <table:table-cell/>
          <table:table-cell office:value-type="string" calcext:value-type="string">
            <text:p>HTRU2</text:p>
          </table:table-cell>
          <table:table-cell/>
          <table:table-cell office:value-type="string" calcext:value-type="string">
            <text:p>LOTAAS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45944365423" calcext:value-type="float">
            <text:p>0.0645944365</text:p>
          </table:table-cell>
          <table:table-cell office:value-type="float" office:value="5" calcext:value-type="float">
            <text:p>5</text:p>
          </table:table-cell>
          <table:table-cell office:value-type="float" office:value="0.268754091089" calcext:value-type="float">
            <text:p>0.2687540911</text:p>
          </table:table-cell>
          <table:table-cell office:value-type="float" office:value="3" calcext:value-type="float">
            <text:p>3</text:p>
          </table:table-cell>
          <table:table-cell office:value-type="float" office:value="0.0845869431755" calcext:value-type="float">
            <text:p>0.0845869432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];[.D3];[.F3])" office:value-type="float" office:value="0.139311823602267" calcext:value-type="float">
            <text:p>0.1393118236</text:p>
          </table:table-cell>
          <table:table-cell table:formula="of:=AVERAGE([.C3];[.E3];[.G3])" office:value-type="float" office:value="4.66666666666667" calcext:value-type="float">
            <text:p>4.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9467037998" calcext:value-type="float">
            <text:p>0.0069467038</text:p>
          </table:table-cell>
          <table:table-cell office:value-type="float" office:value="20" calcext:value-type="float">
            <text:p>20</text:p>
          </table:table-cell>
          <table:table-cell office:value-type="float" office:value="0.114570099546" calcext:value-type="float">
            <text:p>0.1145700995</text:p>
          </table:table-cell>
          <table:table-cell office:value-type="float" office:value="16" calcext:value-type="float">
            <text:p>16</text:p>
          </table:table-cell>
          <table:table-cell office:value-type="float" office:value="0.0611587469061" calcext:value-type="float">
            <text:p>0.061158746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VERAGE([.B4];[.D4];[.F4])" office:value-type="float" office:value="0.0608918500839667" calcext:value-type="float">
            <text:p>0.0608918501</text:p>
          </table:table-cell>
          <table:table-cell table:formula="of:=AVERAGE([.C4];[.E4];[.G4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26073144364" calcext:value-type="float">
            <text:p>0.0726073144</text:p>
          </table:table-cell>
          <table:table-cell office:value-type="float" office:value="2" calcext:value-type="float">
            <text:p>2</text:p>
          </table:table-cell>
          <table:table-cell office:value-type="float" office:value="0.311015993314" calcext:value-type="float">
            <text:p>0.3110159933</text:p>
          </table:table-cell>
          <table:table-cell office:value-type="float" office:value="1" calcext:value-type="float">
            <text:p>1</text:p>
          </table:table-cell>
          <table:table-cell office:value-type="float" office:value="0.0879957925115" calcext:value-type="float">
            <text:p>0.0879957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5];[.D5];[.F5])" office:value-type="float" office:value="0.157206366753967" calcext:value-type="float">
            <text:p>0.1572063668</text:p>
          </table:table-cell>
          <table:table-cell table:formula="of:=AVERAGE([.C5];[.E5];[.G5])" office:value-type="float" office:value="1.33333333333333" calcext:value-type="float">
            <text:p>1.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775774096" calcext:value-type="float">
            <text:p>0.0625775774</text:p>
          </table:table-cell>
          <table:table-cell office:value-type="float" office:value="7" calcext:value-type="float">
            <text:p>7</text:p>
          </table:table-cell>
          <table:table-cell office:value-type="float" office:value="0.245184592718" calcext:value-type="float">
            <text:p>0.2451845927</text:p>
          </table:table-cell>
          <table:table-cell office:value-type="float" office:value="11" calcext:value-type="float">
            <text:p>11</text:p>
          </table:table-cell>
          <table:table-cell office:value-type="float" office:value="0.0738069200768" calcext:value-type="float">
            <text:p>0.073806920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VERAGE([.B6];[.D6];[.F6])" office:value-type="float" office:value="0.1271896967348" calcext:value-type="float">
            <text:p>0.1271896967</text:p>
          </table:table-cell>
          <table:table-cell table:formula="of:=AVERAGE([.C6];[.E6];[.G6])" office:value-type="float" office:value="10.6666666666667" calcext:value-type="float">
            <text:p>10.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8218580075" calcext:value-type="float">
            <text:p>0.0282185801</text:p>
          </table:table-cell>
          <table:table-cell office:value-type="float" office:value="12" calcext:value-type="float">
            <text:p>12</text:p>
          </table:table-cell>
          <table:table-cell office:value-type="float" office:value="0.114050832127" calcext:value-type="float">
            <text:p>0.1140508321</text:p>
          </table:table-cell>
          <table:table-cell office:value-type="float" office:value="18" calcext:value-type="float">
            <text:p>18</text:p>
          </table:table-cell>
          <table:table-cell office:value-type="float" office:value="0.0075107855987" calcext:value-type="float">
            <text:p>0.0075107856</text:p>
          </table:table-cell>
          <table:table-cell office:value-type="float" office:value="22" calcext:value-type="float">
            <text:p>22</text:p>
          </table:table-cell>
          <table:table-cell/>
          <table:table-cell table:formula="of:=AVERAGE([.B7];[.D7];[.F7])" office:value-type="float" office:value="0.0499267326002333" calcext:value-type="float">
            <text:p>0.0499267326</text:p>
          </table:table-cell>
          <table:table-cell table:formula="of:=AVERAGE([.C7];[.E7];[.G7])" office:value-type="float" office:value="17.3333333333333" calcext:value-type="float">
            <text:p>17.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05110519173" calcext:value-type="float">
            <text:p>0.0040511052</text:p>
          </table:table-cell>
          <table:table-cell office:value-type="float" office:value="21" calcext:value-type="float">
            <text:p>21</text:p>
          </table:table-cell>
          <table:table-cell office:value-type="float" office:value="0.170592822015" calcext:value-type="float">
            <text:p>0.170592822</text:p>
          </table:table-cell>
          <table:table-cell office:value-type="float" office:value="12" calcext:value-type="float">
            <text:p>12</text:p>
          </table:table-cell>
          <table:table-cell office:value-type="float" office:value="0.00624767329434" calcext:value-type="float">
            <text:p>0.006247673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AVERAGE([.B8];[.D8];[.F8])" office:value-type="float" office:value="0.0602972001670233" calcext:value-type="float">
            <text:p>0.0602972002</text:p>
          </table:table-cell>
          <table:table-cell table:formula="of:=AVERAGE([.C8];[.E8];[.G8])" office:value-type="float" office:value="18.6666666666667" calcext:value-type="float">
            <text:p>18.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06982759586" calcext:value-type="float">
            <text:p>0.020698276</text:p>
          </table:table-cell>
          <table:table-cell office:value-type="float" office:value="16" calcext:value-type="float">
            <text:p>16</text:p>
          </table:table-cell>
          <table:table-cell office:value-type="float" office:value="0.14559469016" calcext:value-type="float">
            <text:p>0.1455946902</text:p>
          </table:table-cell>
          <table:table-cell office:value-type="float" office:value="15" calcext:value-type="float">
            <text:p>15</text:p>
          </table:table-cell>
          <table:table-cell office:value-type="float" office:value="0.0832701315083" calcext:value-type="float">
            <text:p>0.083270131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9];[.D9];[.F9])" office:value-type="float" office:value="0.0831876992089667" calcext:value-type="float">
            <text:p>0.0831876992</text:p>
          </table:table-cell>
          <table:table-cell table:formula="of:=AVERAGE([.C9];[.E9];[.G9])" office:value-type="float" office:value="11.3333333333333" calcext:value-type="float">
            <text:p>11.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31150847144" calcext:value-type="float">
            <text:p>0.0131150847</text:p>
          </table:table-cell>
          <table:table-cell office:value-type="float" office:value="19" calcext:value-type="float">
            <text:p>19</text:p>
          </table:table-cell>
          <table:table-cell office:value-type="float" office:value="0.0405485923793" calcext:value-type="float">
            <text:p>0.0405485924</text:p>
          </table:table-cell>
          <table:table-cell office:value-type="float" office:value="22" calcext:value-type="float">
            <text:p>22</text:p>
          </table:table-cell>
          <table:table-cell office:value-type="float" office:value="0.0446993208058" calcext:value-type="float">
            <text:p>0.0446993208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0];[.D10];[.F10])" office:value-type="float" office:value="0.0327876659665" calcext:value-type="float">
            <text:p>0.032787666</text:p>
          </table:table-cell>
          <table:table-cell table:formula="of:=AVERAGE([.C10];[.E10];[.G10])" office:value-type="float" office:value="16.3333333333333" calcext:value-type="float">
            <text:p>16.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21294197679" calcext:value-type="float">
            <text:p>0.0621294198</text:p>
          </table:table-cell>
          <table:table-cell office:value-type="float" office:value="8" calcext:value-type="float">
            <text:p>8</text:p>
          </table:table-cell>
          <table:table-cell office:value-type="float" office:value="0.251206215899" calcext:value-type="float">
            <text:p>0.2512062159</text:p>
          </table:table-cell>
          <table:table-cell office:value-type="float" office:value="10" calcext:value-type="float">
            <text:p>10</text:p>
          </table:table-cell>
          <table:table-cell office:value-type="float" office:value="0.0337293728094" calcext:value-type="float">
            <text:p>0.033729372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AVERAGE([.B11];[.D11];[.F11])" office:value-type="float" office:value="0.115688336158767" calcext:value-type="float">
            <text:p>0.1156883362</text:p>
          </table:table-cell>
          <table:table-cell table:formula="of:=AVERAGE([.C11];[.E11];[.G11])" office:value-type="float" office:value="11.3333333333333" calcext:value-type="float">
            <text:p>11.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52175810946" calcext:value-type="float">
            <text:p>0.0752175811</text:p>
          </table:table-cell>
          <table:table-cell office:value-type="float" office:value="1" calcext:value-type="float">
            <text:p>1</text:p>
          </table:table-cell>
          <table:table-cell office:value-type="float" office:value="0.205494625133" calcext:value-type="float">
            <text:p>0.2054946251</text:p>
          </table:table-cell>
          <table:table-cell office:value-type="float" office:value="14" calcext:value-type="float">
            <text:p>14</text:p>
          </table:table-cell>
          <table:table-cell office:value-type="float" office:value="0.0690701999766" calcext:value-type="float">
            <text:p>0.069070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AVERAGE([.B12];[.D12];[.F12])" office:value-type="float" office:value="0.1165941354014" calcext:value-type="float">
            <text:p>0.1165941354</text:p>
          </table:table-cell>
          <table:table-cell table:formula="of:=AVERAGE([.C12];[.E12];[.G1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33452673812" calcext:value-type="float">
            <text:p>0.0633452674</text:p>
          </table:table-cell>
          <table:table-cell office:value-type="float" office:value="6" calcext:value-type="float">
            <text:p>6</text:p>
          </table:table-cell>
          <table:table-cell office:value-type="float" office:value="0.267834381341" calcext:value-type="float">
            <text:p>0.2678343813</text:p>
          </table:table-cell>
          <table:table-cell office:value-type="float" office:value="2" calcext:value-type="float">
            <text:p>2</text:p>
          </table:table-cell>
          <table:table-cell office:value-type="float" office:value="0.0733187804533" calcext:value-type="float">
            <text:p>0.0733187805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3];[.D13];[.F13])" office:value-type="float" office:value="0.134832809725167" calcext:value-type="float">
            <text:p>0.1348328097</text:p>
          </table:table-cell>
          <table:table-cell table:formula="of:=AVERAGE([.C13];[.E13];[.G13])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43273165149" calcext:value-type="float">
            <text:p>0.0643273165</text:p>
          </table:table-cell>
          <table:table-cell office:value-type="float" office:value="4" calcext:value-type="float">
            <text:p>4</text:p>
          </table:table-cell>
          <table:table-cell office:value-type="float" office:value="0.268754091089" calcext:value-type="float">
            <text:p>0.2687540911</text:p>
          </table:table-cell>
          <table:table-cell office:value-type="float" office:value="5" calcext:value-type="float">
            <text:p>5</text:p>
          </table:table-cell>
          <table:table-cell office:value-type="float" office:value="0.0845869431755" calcext:value-type="float">
            <text:p>0.084586943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];[.D14];[.F14])" office:value-type="float" office:value="0.139222783593133" calcext:value-type="float">
            <text:p>0.1392227836</text:p>
          </table:table-cell>
          <table:table-cell table:formula="of:=AVERAGE([.C14];[.E14];[.G14])" office:value-type="float" office:value="4.33333333333333" calcext:value-type="float">
            <text:p>4.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223617502243" calcext:value-type="float">
            <text:p>2.23617502243E-05</text:p>
          </table:table-cell>
          <table:table-cell office:value-type="float" office:value="28" calcext:value-type="float">
            <text:p>28</text:p>
          </table:table-cell>
          <table:table-cell office:value-type="float" office:value="0.0000154841861309" calcext:value-type="float">
            <text:p>1.54841861309E-05</text:p>
          </table:table-cell>
          <table:table-cell office:value-type="float" office:value="29" calcext:value-type="float">
            <text:p>29</text:p>
          </table:table-cell>
          <table:table-cell office:value-type="float" office:value="0.0000903073742315" calcext:value-type="float">
            <text:p>9.03073742315E-0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AVERAGE([.B15];[.D15];[.F15])" office:value-type="float" office:value="0.0000427177701955667" calcext:value-type="float">
            <text:p>4.27177701955667E-05</text:p>
          </table:table-cell>
          <table:table-cell table:formula="of:=AVERAGE([.C15];[.E15];[.G15])" office:value-type="float" office:value="28.3333333333333" calcext:value-type="float">
            <text:p>28.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75584713044" calcext:value-type="float">
            <text:p>0.0475584713</text:p>
          </table:table-cell>
          <table:table-cell office:value-type="float" office:value="9" calcext:value-type="float">
            <text:p>9</text:p>
          </table:table-cell>
          <table:table-cell office:value-type="float" office:value="0.262865703667" calcext:value-type="float">
            <text:p>0.2628657037</text:p>
          </table:table-cell>
          <table:table-cell office:value-type="float" office:value="7" calcext:value-type="float">
            <text:p>7</text:p>
          </table:table-cell>
          <table:table-cell office:value-type="float" office:value="0.0552972369687" calcext:value-type="float">
            <text:p>0.05529723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VERAGE([.B16];[.D16];[.F16])" office:value-type="float" office:value="0.121907137313367" calcext:value-type="float">
            <text:p>0.1219071373</text:p>
          </table:table-cell>
          <table:table-cell table:formula="of:=AVERAGE([.C16];[.E16];[.G16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317741248129" calcext:value-type="float">
            <text:p>3.17741248129E-05</text:p>
          </table:table-cell>
          <table:table-cell office:value-type="float" office:value="27" calcext:value-type="float">
            <text:p>27</text:p>
          </table:table-cell>
          <table:table-cell office:value-type="float" office:value="0.0000154841861309" calcext:value-type="float">
            <text:p>1.54841861309E-05</text:p>
          </table:table-cell>
          <table:table-cell office:value-type="float" office:value="30" calcext:value-type="float">
            <text:p>30</text:p>
          </table:table-cell>
          <table:table-cell office:value-type="float" office:value="0.0000526266909046" calcext:value-type="float">
            <text:p>5.26266909046E-05</text:p>
          </table:table-cell>
          <table:table-cell office:value-type="float" office:value="29" calcext:value-type="float">
            <text:p>29</text:p>
          </table:table-cell>
          <table:table-cell/>
          <table:table-cell table:formula="of:=AVERAGE([.B17];[.D17];[.F17])" office:value-type="float" office:value="0.0000332950006161333" calcext:value-type="float">
            <text:p>0.000033295</text:p>
          </table:table-cell>
          <table:table-cell table:formula="of:=AVERAGE([.C17];[.E17];[.G17])" office:value-type="float" office:value="28.6666666666667" calcext:value-type="float">
            <text:p>28.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258380546289" calcext:value-type="float">
            <text:p>2.58380546289E-05</text:p>
          </table:table-cell>
          <table:table-cell office:value-type="float" office:value="26" calcext:value-type="float">
            <text:p>26</text:p>
          </table:table-cell>
          <table:table-cell office:value-type="float" office:value="0.00889040364843" calcext:value-type="float">
            <text:p>0.0088904036</text:p>
          </table:table-cell>
          <table:table-cell office:value-type="float" office:value="24" calcext:value-type="float">
            <text:p>24</text:p>
          </table:table-cell>
          <table:table-cell office:value-type="float" office:value="0.000720939773043" calcext:value-type="float">
            <text:p>0.000720939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AVERAGE([.B18];[.D18];[.F18])" office:value-type="float" office:value="0.0032123938253673" calcext:value-type="float">
            <text:p>0.0032123938</text:p>
          </table:table-cell>
          <table:table-cell table:formula="of:=AVERAGE([.C18];[.E18];[.G18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13038420668" calcext:value-type="float">
            <text:p>0.0313038421</text:p>
          </table:table-cell>
          <table:table-cell office:value-type="float" office:value="11" calcext:value-type="float">
            <text:p>11</text:p>
          </table:table-cell>
          <table:table-cell office:value-type="float" office:value="0.241813039977" calcext:value-type="float">
            <text:p>0.24181304</text:p>
          </table:table-cell>
          <table:table-cell office:value-type="float" office:value="9" calcext:value-type="float">
            <text:p>9</text:p>
          </table:table-cell>
          <table:table-cell office:value-type="float" office:value="0.0678516507643" calcext:value-type="float">
            <text:p>0.067851650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AVERAGE([.B19];[.D19];[.F19])" office:value-type="float" office:value="0.1136561776027" calcext:value-type="float">
            <text:p>0.1136561776</text:p>
          </table:table-cell>
          <table:table-cell table:formula="of:=AVERAGE([.C19];[.E19];[.G1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708682741624" calcext:value-type="float">
            <text:p>7.08682741624E-05</text:p>
          </table:table-cell>
          <table:table-cell office:value-type="float" office:value="25" calcext:value-type="float">
            <text:p>25</text:p>
          </table:table-cell>
          <table:table-cell office:value-type="float" office:value="0.000154923650734" calcext:value-type="float">
            <text:p>0.0001549237</text:p>
          </table:table-cell>
          <table:table-cell office:value-type="float" office:value="28" calcext:value-type="float">
            <text:p>28</text:p>
          </table:table-cell>
          <table:table-cell office:value-type="float" office:value="0.00000750910609421" calcext:value-type="float">
            <text:p>7.50910609421E-0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AVERAGE([.B20];[.D20];[.F20])" office:value-type="float" office:value="0.0000777670103302033" calcext:value-type="float">
            <text:p>0.000077767</text:p>
          </table:table-cell>
          <table:table-cell table:formula="of:=AVERAGE([.C20];[.E20];[.G20])" office:value-type="float" office:value="27.6666666666667" calcext:value-type="float">
            <text:p>27.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14621106024" calcext:value-type="float">
            <text:p>1.4621106024E-06</text:p>
          </table:table-cell>
          <table:table-cell office:value-type="float" office:value="30" calcext:value-type="float">
            <text:p>30</text:p>
          </table:table-cell>
          <table:table-cell office:value-type="float" office:value="0.271306704636" calcext:value-type="float">
            <text:p>0.2713067046</text:p>
          </table:table-cell>
          <table:table-cell office:value-type="float" office:value="6" calcext:value-type="float">
            <text:p>6</text:p>
          </table:table-cell>
          <table:table-cell office:value-type="float" office:value="0.0804705548228" calcext:value-type="float">
            <text:p>0.080470554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21];[.D21];[.F21])" office:value-type="float" office:value="0.117259573856467" calcext:value-type="float">
            <text:p>0.1172595739</text:p>
          </table:table-cell>
          <table:table-cell table:formula="of:=AVERAGE([.C21];[.E21];[.G21])" office:value-type="float" office:value="14.3333333333333" calcext:value-type="float">
            <text:p>14.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43415218131" calcext:value-type="float">
            <text:p>0.0243415218</text:p>
          </table:table-cell>
          <table:table-cell office:value-type="float" office:value="15" calcext:value-type="float">
            <text:p>15</text:p>
          </table:table-cell>
          <table:table-cell office:value-type="float" office:value="0.0629998336837" calcext:value-type="float">
            <text:p>0.0629998337</text:p>
          </table:table-cell>
          <table:table-cell office:value-type="float" office:value="19" calcext:value-type="float">
            <text:p>19</text:p>
          </table:table-cell>
          <table:table-cell office:value-type="float" office:value="0.000681889996501" calcext:value-type="float">
            <text:p>0.0006818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AVERAGE([.B22];[.D22];[.F22])" office:value-type="float" office:value="0.0293410818311003" calcext:value-type="float">
            <text:p>0.0293410818</text:p>
          </table:table-cell>
          <table:table-cell table:formula="of:=AVERAGE([.C22];[.E22];[.G22])" office:value-type="float" office:value="19.3333333333333" calcext:value-type="float">
            <text:p>19.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34039565662" calcext:value-type="float">
            <text:p>0.0033403957</text:p>
          </table:table-cell>
          <table:table-cell office:value-type="float" office:value="23" calcext:value-type="float">
            <text:p>23</text:p>
          </table:table-cell>
          <table:table-cell office:value-type="float" office:value="0.0011569938626" calcext:value-type="float">
            <text:p>0.0011569939</text:p>
          </table:table-cell>
          <table:table-cell office:value-type="float" office:value="25" calcext:value-type="float">
            <text:p>25</text:p>
          </table:table-cell>
          <table:table-cell office:value-type="float" office:value="0.0798339607217" calcext:value-type="float">
            <text:p>0.0798339607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23];[.D23];[.F23])" office:value-type="float" office:value="0.0281104500803067" calcext:value-type="float">
            <text:p>0.0281104501</text:p>
          </table:table-cell>
          <table:table-cell table:formula="of:=AVERAGE([.C23];[.E23];[.G23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15412218015" calcext:value-type="float">
            <text:p>0.0031541222</text:p>
          </table:table-cell>
          <table:table-cell office:value-type="float" office:value="22" calcext:value-type="float">
            <text:p>22</text:p>
          </table:table-cell>
          <table:table-cell office:value-type="float" office:value="0.0108497430737" calcext:value-type="float">
            <text:p>0.0108497431</text:p>
          </table:table-cell>
          <table:table-cell office:value-type="float" office:value="23" calcext:value-type="float">
            <text:p>23</text:p>
          </table:table-cell>
          <table:table-cell office:value-type="float" office:value="0.0260653828333" calcext:value-type="float">
            <text:p>0.026065382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AVERAGE([.B24];[.D24];[.F24])" office:value-type="float" office:value="0.01335641602905" calcext:value-type="float">
            <text:p>0.013356416</text:p>
          </table:table-cell>
          <table:table-cell table:formula="of:=AVERAGE([.C24];[.E24];[.G24])" office:value-type="float" office:value="20.6666666666667" calcext:value-type="float">
            <text:p>20.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89685074056" calcext:value-type="float">
            <text:p>0.0028968507</text:p>
          </table:table-cell>
          <table:table-cell office:value-type="float" office:value="14" calcext:value-type="float">
            <text:p>14</text:p>
          </table:table-cell>
          <table:table-cell office:value-type="float" office:value="0.0417302465475" calcext:value-type="float">
            <text:p>0.0417302465</text:p>
          </table:table-cell>
          <table:table-cell office:value-type="float" office:value="13" calcext:value-type="float">
            <text:p>13</text:p>
          </table:table-cell>
          <table:table-cell office:value-type="float" office:value="0.000890272472522" calcext:value-type="float">
            <text:p>0.000890272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AVERAGE([.B25];[.D25];[.F25])" office:value-type="float" office:value="0.0151724565868607" calcext:value-type="float">
            <text:p>0.0151724566</text:p>
          </table:table-cell>
          <table:table-cell table:formula="of:=AVERAGE([.C25];[.E25];[.G25])" office:value-type="float" office:value="15.3333333333333" calcext:value-type="float">
            <text:p>15.3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225144280046" calcext:value-type="float">
            <text:p>0.0022514428</text:p>
          </table:table-cell>
          <table:table-cell office:value-type="float" office:value="24" calcext:value-type="float">
            <text:p>24</text:p>
          </table:table-cell>
          <table:table-cell office:value-type="float" office:value="0.000983397242142" calcext:value-type="float">
            <text:p>0.0009833972</text:p>
          </table:table-cell>
          <table:table-cell office:value-type="float" office:value="27" calcext:value-type="float">
            <text:p>27</text:p>
          </table:table-cell>
          <table:table-cell office:value-type="float" office:value="0.0819362988207" calcext:value-type="float">
            <text:p>0.0819362988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26];[.D26];[.F26])" office:value-type="float" office:value="0.0283903796211007" calcext:value-type="float">
            <text:p>0.0283903796</text:p>
          </table:table-cell>
          <table:table-cell table:formula="of:=AVERAGE([.C26];[.E26];[.G26])" office:value-type="float" office:value="18.6666666666667" calcext:value-type="float">
            <text:p>18.6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25679455702" calcext:value-type="float">
            <text:p>0.0225679456</text:p>
          </table:table-cell>
          <table:table-cell office:value-type="float" office:value="13" calcext:value-type="float">
            <text:p>13</text:p>
          </table:table-cell>
          <table:table-cell office:value-type="float" office:value="0.0514665094053" calcext:value-type="float">
            <text:p>0.0514665094</text:p>
          </table:table-cell>
          <table:table-cell office:value-type="float" office:value="17" calcext:value-type="float">
            <text:p>17</text:p>
          </table:table-cell>
          <table:table-cell office:value-type="float" office:value="0.0013336560492" calcext:value-type="float">
            <text:p>0.00133365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AVERAGE([.B27];[.D27];[.F27])" office:value-type="float" office:value="0.0251227036749" calcext:value-type="float">
            <text:p>0.0251227037</text:p>
          </table:table-cell>
          <table:table-cell table:formula="of:=AVERAGE([.C27];[.E27];[.G27])" office:value-type="float" office:value="18.6666666666667" calcext:value-type="float">
            <text:p>18.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125323074184" calcext:value-type="float">
            <text:p>1.25323074184E-06</text:p>
          </table:table-cell>
          <table:table-cell office:value-type="float" office:value="29" calcext:value-type="float">
            <text:p>29</text:p>
          </table:table-cell>
          <table:table-cell office:value-type="float" office:value="0.000271235819286" calcext:value-type="float">
            <text:p>0.0002712358</text:p>
          </table:table-cell>
          <table:table-cell office:value-type="float" office:value="26" calcext:value-type="float">
            <text:p>26</text:p>
          </table:table-cell>
          <table:table-cell office:value-type="float" office:value="0.000645317792018" calcext:value-type="float">
            <text:p>0.000645317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AVERAGE([.B28];[.D28];[.F28])" office:value-type="float" office:value="0.00030593561401528" calcext:value-type="float">
            <text:p>0.0003059356</text:p>
          </table:table-cell>
          <table:table-cell table:formula="of:=AVERAGE([.C28];[.E28];[.G28])" office:value-type="float" office:value="27.3333333333333" calcext:value-type="float">
            <text:p>27.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7352698937" calcext:value-type="float">
            <text:p>0.0173526989</text:p>
          </table:table-cell>
          <table:table-cell office:value-type="float" office:value="17" calcext:value-type="float">
            <text:p>17</text:p>
          </table:table-cell>
          <table:table-cell office:value-type="float" office:value="0.0385090459674" calcext:value-type="float">
            <text:p>0.038509046</text:p>
          </table:table-cell>
          <table:table-cell office:value-type="float" office:value="20" calcext:value-type="float">
            <text:p>20</text:p>
          </table:table-cell>
          <table:table-cell office:value-type="float" office:value="0.0170803636557" calcext:value-type="float">
            <text:p>0.017080363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AVERAGE([.B29];[.D29];[.F29])" office:value-type="float" office:value="0.0243140361867" calcext:value-type="float">
            <text:p>0.0243140362</text:p>
          </table:table-cell>
          <table:table-cell table:formula="of:=AVERAGE([.C29];[.E29];[.G29])" office:value-type="float" office:value="18.3333333333333" calcext:value-type="float">
            <text:p>18.3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848793096142" calcext:value-type="float">
            <text:p>0.008487931</text:p>
          </table:table-cell>
          <table:table-cell office:value-type="float" office:value="18" calcext:value-type="float">
            <text:p>18</text:p>
          </table:table-cell>
          <table:table-cell office:value-type="float" office:value="0.021669357356" calcext:value-type="float">
            <text:p>0.0216693574</text:p>
          </table:table-cell>
          <table:table-cell office:value-type="float" office:value="21" calcext:value-type="float">
            <text:p>21</text:p>
          </table:table-cell>
          <table:table-cell office:value-type="float" office:value="0.00218275062837" calcext:value-type="float">
            <text:p>0.002182750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AVERAGE([.B30];[.D30];[.F30])" office:value-type="float" office:value="0.01078001298193" calcext:value-type="float">
            <text:p>0.010780013</text:p>
          </table:table-cell>
          <table:table-cell table:formula="of:=AVERAGE([.C30];[.E30];[.G30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1832646453" calcext:value-type="float">
            <text:p>0.0318326465</text:p>
          </table:table-cell>
          <table:table-cell office:value-type="float" office:value="10" calcext:value-type="float">
            <text:p>10</text:p>
          </table:table-cell>
          <table:table-cell office:value-type="float" office:value="0.121425753922" calcext:value-type="float">
            <text:p>0.1214257539</text:p>
          </table:table-cell>
          <table:table-cell office:value-type="float" office:value="4" calcext:value-type="float">
            <text:p>4</text:p>
          </table:table-cell>
          <table:table-cell office:value-type="float" office:value="0.0504002403116" calcext:value-type="float">
            <text:p>0.050400240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AVERAGE([.B31];[.D31];[.F31])" office:value-type="float" office:value="0.0678862135622" calcext:value-type="float">
            <text:p>0.0678862136</text:p>
          </table:table-cell>
          <table:table-cell table:formula="of:=AVERAGE([.C31];[.E31];[.G3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491150656289" calcext:value-type="float">
            <text:p>0.0491150656</text:p>
          </table:table-cell>
          <table:table-cell office:value-type="float" office:value="3" calcext:value-type="float">
            <text:p>3</text:p>
          </table:table-cell>
          <table:table-cell office:value-type="float" office:value="0.221588785297" calcext:value-type="float">
            <text:p>0.2215887853</text:p>
          </table:table-cell>
          <table:table-cell office:value-type="float" office:value="8" calcext:value-type="float">
            <text:p>8</text:p>
          </table:table-cell>
          <table:table-cell office:value-type="float" office:value="0.010084970217" calcext:value-type="float">
            <text:p>0.010084970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B32];[.D32];[.F32])" office:value-type="float" office:value="0.0935962737143" calcext:value-type="float">
            <text:p>0.0935962737</text:p>
          </table:table-cell>
          <table:table-cell table:formula="of:=AVERAGE([.C32];[.E32];[.G32])" office:value-type="float" office:value="10.3333333333333" calcext:value-type="float">
            <text:p>10.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1T15:42:27.112185954</dc:date>
    <meta:editing-duration>PT12M38S</meta:editing-duration>
    <meta:editing-cycles>1</meta:editing-cycles>
    <meta:generator>LibreOffice/5.1.4.2$Linux_X86_64 LibreOffice_project/10m0$Build-2</meta:generator>
    <meta:document-statistic meta:table-count="1" meta:cell-count="283" meta:object-count="0"/>
  </office:meta>
</office:document-meta>
</file>